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9-09-13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9-09-12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5-09-3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3-10-04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1-10-11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10-10-1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9-10-0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8-10-0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7-10-0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6-10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5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4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3-10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3-05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3-05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2-10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2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2-04-1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1-04-2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0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9</text:p>
          </table:table-cell>
          <table:table-cell office:value-type="string" calcext:value-type="string">
            <text:p>2000-04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